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51C2C4EA.png"/>
  <manifest:file-entry manifest:media-type="image/png" manifest:full-path="Pictures/1000020100000050000000502EF52E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3.81cm" svg:height="4.021cm" svg:x="2.905cm" svg:y="3.12cm">
          <draw:image xlink:href="Pictures/1000020100000050000000502EF52E52.png" xlink:type="simple" xlink:show="embed" xlink:actuate="onLoad">
            <text:p text:style-name="P3"/>
          </draw:image>
        </draw:frame>
        <draw:custom-shape draw:style-name="gr2" draw:text-style-name="P2" draw:id="id2" draw:layer="layout" svg:width="8.255cm" svg:height="3.175cm" svg:x="9.255cm" svg:y="3.54cm">
          <text:p text:style-name="P2">grafičko korisničko sučelj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715cm" svg:y1="5.13cm" svg:x2="9.255cm" svg:y2="5.127cm" draw:start-shape="id1" draw:start-glue-point="1" draw:end-shape="id2" draw:end-glue-point="3">
          <text:p text:style-name="P3"/>
        </draw:connector>
        <draw:custom-shape draw:style-name="gr2" draw:text-style-name="P2" draw:id="id3" draw:layer="layout" svg:width="8.255cm" svg:height="3.175cm" svg:x="9.255cm" svg:y="9.255cm">
          <text:p text:style-name="P2">platform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.382cm" svg:y1="6.715cm" svg:x2="13.382cm" svg:y2="9.255cm" draw:start-shape="id2" draw:start-glue-point="2" draw:end-shape="id3" draw:end-glue-point="0">
          <text:p text:style-name="P3"/>
        </draw:connector>
        <draw:frame draw:style-name="gr4" draw:layer="layout" svg:width="2.648cm" svg:height="0.962cm" svg:x="3.387cm" svg:y="7.35cm">
          <draw:text-box>
            <text:p text:style-name="P3">korisnik</text:p>
          </draw:text-box>
        </draw:frame>
        <draw:connector draw:style-name="gr3" draw:text-style-name="P1" draw:layer="layout" svg:x1="13.382cm" svg:y1="12.43cm" svg:x2="13.391cm" svg:y2="17.51cm" draw:start-shape="id3" draw:start-glue-point="2" draw:end-shape="id4" draw:end-glue-point="0">
          <text:p text:style-name="P3"/>
        </draw:connector>
        <draw:frame draw:style-name="gr4" draw:layer="layout" svg:width="4.092cm" svg:height="2.384cm" svg:x="13.418cm" svg:y="13.7cm">
          <draw:text-box>
            <text:p text:style-name="P3">pozivi prema</text:p>
            <text:p text:style-name="P3">VHDLLab</text:p>
            <text:p text:style-name="P3">poslužitelju</text:p>
          </draw:text-box>
        </draw:frame>
        <draw:frame draw:style-name="gr1" draw:text-style-name="P1" draw:id="id4" draw:layer="layout" svg:width="5.643cm" svg:height="5.643cm" svg:x="10.57cm" svg:y="17.51cm">
          <draw:image xlink:href="Pictures/10000201000000C8000000C851C2C4EA.png" xlink:type="simple" xlink:show="embed" xlink:actuate="onLoad">
            <text:p text:style-name="P3"/>
          </draw:image>
        </draw:frame>
        <draw:frame draw:style-name="gr4" draw:layer="layout" svg:width="2.653cm" svg:height="0.962cm" svg:x="12.103cm" svg:y="22.191cm">
          <draw:text-box>
            <text:p text:style-name="P3">Int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ro</meta:initial-creator>
    <meta:creation-date>2008-04-14T18:31:41</meta:creation-date>
    <dc:creator>Miro</dc:creator>
    <dc:date>2008-04-15T18:37:07</dc:date>
    <meta:editing-cycles>7</meta:editing-cycles>
    <meta:editing-duration>PT19M1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